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objectwithoutfill">
      <style:graphic-properties draw:stroke="solid" svg:stroke-width="0cm" draw:marker-start-width="0.199cm" draw:marker-end-width="0.199cm" draw:fill="none" draw:textarea-vertical-align="middle" fo:padding-top="0.124cm" fo:padding-bottom="0.124cm" fo:padding-left="0.249cm" fo:padding-right="0.24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10.492cm"/>
    </style:style>
    <style:style style:name="gr5" style:family="graphic" style:parent-style-name="objectwithoutfill">
      <style:graphic-properties draw:stroke="solid" svg:stroke-width="0.102cm" svg:stroke-color="#ff0000" draw:fill="none" draw:textarea-vertical-align="middle" fo:padding-top="0.176cm" fo:padding-bottom="0.176cm" fo:padding-left="0.301cm" fo:padding-right="0.301cm"/>
    </style:style>
    <style:style style:name="gr6" style:family="graphic" style:parent-style-name="objectwithoutfill">
      <style:graphic-properties draw:stroke="solid" svg:stroke-width="0cm" svg:stroke-color="#000000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width="0cm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solid" svg:stroke-width="0.102cm" svg:stroke-color="#00ff00" draw:textarea-horizontal-align="justify" draw:textarea-vertical-align="middle" draw:auto-grow-height="false" fo:padding-top="0.176cm" fo:padding-bottom="0.176cm" fo:padding-left="0.301cm" fo:padding-right="0.301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5.953cm" svg:y1="6.715cm" svg:x2="5.826cm" svg:y2="15.605cm">
          <text:p/>
        </draw:line>
        <draw:line draw:style-name="gr1" draw:text-style-name="P1" draw:layer="layout" svg:x1="5.953cm" svg:y1="6.715cm" svg:x2="14.97cm" svg:y2="6.715cm">
          <text:p/>
        </draw:line>
        <draw:line draw:style-name="gr1" draw:text-style-name="P1" draw:layer="layout" svg:x1="5.826cm" svg:y1="15.605cm" svg:x2="14.843cm" svg:y2="15.605cm">
          <text:p/>
        </draw:line>
        <draw:line draw:style-name="gr1" draw:text-style-name="P1" draw:layer="layout" svg:x1="14.97cm" svg:y1="6.715cm" svg:x2="14.843cm" svg:y2="15.605cm">
          <text:p/>
        </draw:line>
        <draw:line draw:style-name="gr1" draw:text-style-name="P1" draw:layer="layout" svg:x1="9.001cm" svg:y1="6.715cm" svg:x2="8.874cm" svg:y2="15.605cm">
          <text:p/>
        </draw:line>
        <draw:line draw:style-name="gr1" draw:text-style-name="P1" draw:layer="layout" svg:x1="12.049cm" svg:y1="6.715cm" svg:x2="11.922cm" svg:y2="15.605cm">
          <text:p/>
        </draw:line>
        <draw:line draw:style-name="gr1" draw:text-style-name="P1" draw:layer="layout" svg:x1="5.826cm" svg:y1="12.557cm" svg:x2="14.843cm" svg:y2="12.557cm">
          <text:p/>
        </draw:line>
        <draw:line draw:style-name="gr1" draw:text-style-name="P1" draw:layer="layout" svg:x1="5.953cm" svg:y1="9.509cm" svg:x2="14.97cm" svg:y2="9.509cm">
          <text:p/>
        </draw:line>
        <draw:line draw:style-name="gr2" draw:text-style-name="P1" draw:layer="layout" svg:x1="5.953cm" svg:y1="6.715cm" svg:x2="14.843cm" svg:y2="15.478cm">
          <text:p/>
        </draw:line>
        <draw:line draw:style-name="gr3" draw:text-style-name="P1" draw:layer="layout" svg:x1="9.636cm" svg:y1="6.715cm" svg:x2="10.906cm" svg:y2="6.715cm">
          <text:p/>
        </draw:line>
        <draw:line draw:style-name="gr3" draw:text-style-name="P1" draw:layer="layout" svg:x1="11.033cm" svg:y1="15.605cm" svg:x2="9.636cm" svg:y2="15.605cm">
          <text:p/>
        </draw:line>
        <draw:line draw:style-name="gr3" draw:text-style-name="P1" draw:layer="layout" svg:x1="14.924cm" svg:y1="8.874cm" svg:x2="14.924cm" svg:y2="10.906cm">
          <text:p/>
        </draw:line>
        <draw:line draw:style-name="gr3" draw:text-style-name="P1" draw:layer="layout" svg:x1="14.843cm" svg:y1="11.033cm" svg:x2="14.843cm" svg:y2="13.065cm">
          <text:p/>
        </draw:line>
        <draw:line draw:style-name="gr1" draw:text-style-name="P1" draw:layer="layout" svg:x1="5.826cm" svg:y1="15.605cm" svg:x2="14.97cm" svg:y2="6.715cm">
          <text:p/>
        </draw:line>
        <draw:line draw:style-name="gr1" draw:text-style-name="P1" draw:layer="layout" svg:x1="5.953cm" svg:y1="12.557cm" svg:x2="12.049cm" svg:y2="6.715cm">
          <text:p/>
        </draw:line>
        <draw:line draw:style-name="gr1" draw:text-style-name="P1" draw:layer="layout" svg:x1="8.874cm" svg:y1="15.605cm" svg:x2="14.843cm" svg:y2="9.636cm">
          <text:p/>
        </draw:line>
        <draw:frame draw:style-name="gr4" draw:layer="layout" svg:width="10.992cm" svg:height="1.089cm" svg:x="6.08cm" svg:y="4.556cm">
          <draw:text-box>
            <text:p>Triangulation of Klein Bottle</text:p>
          </draw:text-box>
        </draw:frame>
        <draw:line draw:style-name="gr3" draw:text-style-name="P1" draw:layer="layout" svg:x1="5.953cm" svg:y1="8.62cm" svg:x2="5.953cm" svg:y2="10.652cm">
          <text:p/>
        </draw:line>
        <draw:line draw:style-name="gr3" draw:text-style-name="P1" draw:layer="layout" svg:x1="5.953cm" svg:y1="10.652cm" svg:x2="5.953cm" svg:y2="12.684cm">
          <text:p/>
        </draw:line>
        <draw:line draw:style-name="gr5" draw:text-style-name="P1" draw:layer="layout" svg:x1="6.005cm" svg:y1="6.771cm" svg:x2="5.878cm" svg:y2="15.661cm">
          <text:p/>
        </draw:line>
        <draw:line draw:style-name="gr5" draw:text-style-name="P1" draw:layer="layout" svg:x1="5.751cm" svg:y1="15.661cm" svg:x2="12.101cm" svg:y2="9.565cm">
          <text:p/>
        </draw:line>
        <draw:line draw:style-name="gr5" draw:text-style-name="P1" draw:layer="layout" svg:x1="11.974cm" svg:y1="15.534cm" svg:x2="5.878cm" svg:y2="15.534cm">
          <text:p/>
        </draw:line>
        <draw:line draw:style-name="gr5" draw:text-style-name="P1" draw:layer="layout" svg:x1="14.895cm" svg:y1="6.644cm" svg:x2="14.895cm" svg:y2="15.534cm">
          <text:p/>
        </draw:line>
        <draw:line draw:style-name="gr5" draw:text-style-name="P1" draw:layer="layout" svg:x1="9.053cm" svg:y1="6.644cm" svg:x2="15.022cm" svg:y2="6.771cm">
          <text:p/>
        </draw:line>
        <draw:line draw:style-name="gr5" draw:text-style-name="P1" draw:layer="layout" svg:x1="8.926cm" svg:y1="15.534cm" svg:x2="12.101cm" svg:y2="12.486cm">
          <text:p/>
        </draw:line>
        <draw:line draw:style-name="gr5" draw:text-style-name="P1" draw:layer="layout" svg:x1="6.005cm" svg:y1="12.486cm" svg:x2="9.18cm" svg:y2="9.438cm">
          <text:p/>
        </draw:line>
        <draw:line draw:style-name="gr6" draw:text-style-name="P1" draw:layer="layout" svg:x1="6.894cm" svg:y1="6.771cm" svg:x2="8.418cm" svg:y2="6.771cm">
          <text:p/>
        </draw:line>
        <draw:line draw:style-name="gr6" draw:text-style-name="P1" draw:layer="layout" svg:x1="12.863cm" svg:y1="12.613cm" svg:x2="14.387cm" svg:y2="12.613cm">
          <text:p/>
        </draw:line>
        <draw:line draw:style-name="gr6" draw:text-style-name="P1" draw:layer="layout" svg:x1="12.863cm" svg:y1="9.438cm" svg:x2="14.387cm" svg:y2="9.438cm">
          <text:p/>
        </draw:line>
        <draw:line draw:style-name="gr6" draw:text-style-name="P1" draw:layer="layout" svg:x1="14.133cm" svg:y1="15.661cm" svg:x2="12.863cm" svg:y2="15.661cm">
          <text:p/>
        </draw:line>
        <draw:line draw:style-name="gr6" draw:text-style-name="P1" draw:layer="layout" svg:x1="9.053cm" svg:y1="8.549cm" svg:x2="9.053cm" svg:y2="7.152cm">
          <text:p/>
        </draw:line>
        <draw:line draw:style-name="gr6" draw:text-style-name="P1" draw:layer="layout" svg:x1="10.069cm" svg:y1="8.549cm" svg:x2="11.339cm" svg:y2="7.279cm">
          <text:p/>
        </draw:line>
        <draw:line draw:style-name="gr6" draw:text-style-name="P1" draw:layer="layout" svg:x1="11.974cm" svg:y1="8.803cm" svg:x2="11.974cm" svg:y2="7.406cm">
          <text:p/>
        </draw:line>
        <draw:line draw:style-name="gr6" draw:text-style-name="P1" draw:layer="layout" svg:x1="12.863cm" svg:y1="8.676cm" svg:x2="14.26cm" svg:y2="7.406cm">
          <text:p/>
        </draw:line>
        <draw:line draw:style-name="gr6" draw:text-style-name="P1" draw:layer="layout" svg:x1="12.864cm" svg:y1="8.676cm" svg:x2="14.261cm" svg:y2="7.406cm">
          <text:p/>
        </draw:line>
        <draw:line draw:style-name="gr6" draw:text-style-name="P1" draw:layer="layout" svg:x1="12.736cm" svg:y1="11.724cm" svg:x2="14.133cm" svg:y2="10.454cm">
          <text:p/>
        </draw:line>
        <draw:line draw:style-name="gr6" draw:text-style-name="P1" draw:layer="layout" svg:x1="12.736cm" svg:y1="13.375cm" svg:x2="14.133cm" svg:y2="14.772cm">
          <text:p/>
        </draw:line>
        <draw:frame draw:style-name="gr7" draw:layer="layout" svg:width="0.925cm" svg:height="0.962cm" svg:x="6.985cm" svg:y="6.317cm">
          <draw:text-box>
            <text:p>A</text:p>
          </draw:text-box>
        </draw:frame>
        <draw:frame draw:style-name="gr7" draw:layer="layout" svg:width="0.925cm" svg:height="0.962cm" svg:x="6.986cm" svg:y="6.317cm">
          <draw:text-box>
            <text:p>A</text:p>
          </draw:text-box>
        </draw:frame>
        <draw:frame draw:style-name="gr7" draw:layer="layout" svg:width="0.925cm" svg:height="0.962cm" svg:x="8.636cm" svg:y="7.66cm">
          <draw:text-box>
            <text:p>A</text:p>
          </draw:text-box>
        </draw:frame>
        <draw:frame draw:style-name="gr7" draw:layer="layout" svg:width="0.925cm" svg:height="0.962cm" svg:x="10.033cm" svg:y="7.787cm">
          <draw:text-box>
            <text:p>A</text:p>
          </draw:text-box>
        </draw:frame>
        <draw:frame draw:style-name="gr7" draw:layer="layout" svg:width="0.925cm" svg:height="0.962cm" svg:x="11.593cm" svg:y="7.914cm">
          <draw:text-box>
            <text:p>A</text:p>
          </draw:text-box>
        </draw:frame>
        <draw:frame draw:style-name="gr7" draw:layer="layout" svg:width="0.925cm" svg:height="0.962cm" svg:x="12.99cm" svg:y="7.787cm">
          <draw:text-box>
            <text:p>A</text:p>
          </draw:text-box>
        </draw:frame>
        <draw:frame draw:style-name="gr7" draw:layer="layout" svg:width="0.925cm" svg:height="0.962cm" svg:x="13.081cm" svg:y="8.984cm">
          <draw:text-box>
            <text:p>A</text:p>
          </draw:text-box>
        </draw:frame>
        <draw:frame draw:style-name="gr7" draw:layer="layout" svg:width="0.925cm" svg:height="0.962cm" svg:x="12.827cm" svg:y="10.708cm">
          <draw:text-box>
            <text:p>A</text:p>
          </draw:text-box>
        </draw:frame>
        <draw:frame draw:style-name="gr7" draw:layer="layout" svg:width="0.925cm" svg:height="0.962cm" svg:x="12.99cm" svg:y="12.105cm">
          <draw:text-box>
            <text:p>A</text:p>
          </draw:text-box>
        </draw:frame>
        <draw:frame draw:style-name="gr7" draw:layer="layout" svg:width="0.925cm" svg:height="0.962cm" svg:x="12.954cm" svg:y="13.556cm">
          <draw:text-box>
            <text:p>A</text:p>
          </draw:text-box>
        </draw:frame>
        <draw:frame draw:style-name="gr7" draw:layer="layout" svg:width="0.925cm" svg:height="0.962cm" svg:x="13.335cm" svg:y="15.207cm">
          <draw:text-box>
            <text:p>A</text:p>
          </draw:text-box>
        </draw:frame>
        <draw:custom-shape draw:style-name="gr8" draw:text-style-name="P1" draw:layer="layout" svg:width="0.635cm" svg:height="0.508cm" svg:x="12.609cm" svg:y="14.3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6.136cm" fo:margin-bottom="11.936cm" fo:margin-left="5.243cm" fo:margin-right="6.162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Paul </meta:initial-creator>
    <meta:creation-date>2014-05-08T08:46:18</meta:creation-date>
    <dc:date>2014-05-08T20:35:39</dc:date>
    <dc:creator>Paul </dc:creator>
    <meta:editing-duration>PT2H16M36S</meta:editing-duration>
    <meta:editing-cycles>5</meta:editing-cycles>
    <meta:generator>LibreOffice/3.6$Linux_X86_64 LibreOffice_project/360m1$Build-2</meta:generator>
    <meta:document-statistic meta:object-count="49"/>
  </office:meta>
</office:document-meta>
</file>